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Verdana1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0*"/>
    </style:style>
    <style:style style:name="Table1.C" style:family="table-column">
      <style:table-column-properties style:column-width="4.251cm" style:rel-column-width="16388*"/>
    </style:style>
    <style:style style:name="Table1.D" style:family="table-column">
      <style:table-column-properties style:column-width="4.251cm" style:rel-column-width="1638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able2.C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hingTable" style:family="table">
      <style:table-properties style:width="16.999cm" table:align="margins"/>
    </style:style>
    <style:style style:name="ThingTable.A" style:family="table-column">
      <style:table-column-properties style:column-width="8.498cm" style:rel-column-width="32767*"/>
    </style:style>
    <style:style style:name="ThingTable.B" style:family="table-column">
      <style:table-column-properties style:column-width="8.5cm" style:rel-column-width="32768*"/>
    </style:style>
    <style:style style:name="Thing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hingTable.B1" style:family="table-cell">
      <style:table-cell-properties fo:padding="0.097cm" fo:border="0.002cm solid #000000"/>
    </style:style>
    <style:style style:name="ThingTable.A2" style:family="table-cell">
      <style:table-cell-properties fo:padding="0.097cm" fo:border-left="0.002cm solid #000000" fo:border-right="none" fo:border-top="none" fo:border-bottom="0.002cm solid #000000"/>
    </style:style>
    <style:style style:name="ThingTable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hingTable.B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648cm" style:rel-column-width="2068*"/>
    </style:style>
    <style:style style:name="Table3.B" style:family="table-column">
      <style:table-column-properties style:column-width="7.684cm" style:rel-column-width="4356*"/>
    </style:style>
    <style:style style:name="Table3.C" style:family="table-column">
      <style:table-column-properties style:column-width="5.667cm" style:rel-column-width="321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" fo:language="en" fo:country="GB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style:font-name="Verdana" fo:language="en" fo:country="GB" style:language-asian="zxx" style:country-asian="none" style:language-complex="zxx" style:country-complex="none"/>
    </style:style>
    <style:style style:name="P3" style:family="paragraph" style:parent-style-name="Standard">
      <style:text-properties style:font-name="Verdana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6pt" fo:language="en" fo:country="GB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6" style:family="paragraph" style:parent-style-name="Standard">
      <style:text-properties style:font-name="Verdana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text-properties style:font-name="Verdana" fo:language="en" fo:country="GB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Verdana" fo:language="en" fo:country="GB" style:language-asian="zxx" style:country-asian="none" style:language-complex="zxx" style:country-complex="none"/>
    </style:style>
    <style:style style:name="P9" style:family="paragraph" style:parent-style-name="Standard">
      <style:text-properties style:font-name="Verdana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text-properties style:font-name="Verdana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text-properties style:font-name="Verdana"/>
    </style:style>
    <style:style style:name="P13" style:family="paragraph" style:parent-style-name="Table_20_Contents">
      <style:paragraph-properties fo:text-align="center" style:justify-single-word="false"/>
      <style:text-properties style:font-name="Verdana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weight="normal" style:font-weight-asian="normal" style:font-weight-complex="normal"/>
    </style:style>
    <style:style style:name="T1" style:family="text">
      <style:text-properties style:font-name="Verdana"/>
    </style:style>
    <style:style style:name="T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Verdana"/>
    </style:style>
    <style:style style:name="T4" style:family="text">
      <style:text-properties style:font-name="Verdana" fo:language="en" fo:country="GB" style:language-asian="zxx" style:country-asian="none" style:language-complex="zxx" style:country-complex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525252" style:font-name="Verdana1" fo:font-size="10.5pt" fo:letter-spacing="normal" fo:language="en" fo:country="GB" fo:font-style="normal" fo:font-weight="normal" style:language-asian="zxx" style:country-asian="none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Simple GM Emulator</text:p>
      <text:p text:style-name="P5">For Tabletop RPG</text:p>
      <text:p text:style-name="P1"/>
      <text:p text:style-name="P11"><text:span text:style-name="T4">Simple GM Emulator </text:span><text:span text:style-name="T7">©</text:span><text:span text:style-name="T4"> Copyright 2020 by Charles A. Edwards</text:span></text:p>
      <text:p text:style-name="P1"/>
      <text:p text:style-name="P1"/>
      <text:p text:style-name="P1">This takes the place of the Game Master, Dungeon Master, or similar in a tabletop RPG game. </text:p>
      <text:p text:style-name="P1"/>
      <text:p text:style-name="P1">It allows for the answering of Yes/NO questions using the Roll of Fate Table, and for expansion beyond the Yes/No, to find out what has been affected and how it has been affected you can use The Critical Event Table, The Thing Table and The How Table.</text:p>
      <text:p text:style-name="P1"/>
      <text:p text:style-name="P1">As an extra push to what happens in the world, there is the ChaosAndOrder factor, which affects the outcome of the Roll of Fate Table and The Critical Event table.</text:p>
      <text:p text:style-name="P1"/>
      <text:p text:style-name="P1">There are 5 parts to this system</text:p>
      <text:list xml:id="list780118525610816266" text:style-name="L1">
        <text:list-header>
          <text:p text:style-name="P2"/>
        </text:list-header>
        <text:list-item>
          <text:p text:style-name="P2"><text:span text:style-name="T5">ChaosAndOrder Factor</text:span> (added to the player's result (their roll) for The Fate Table and the Critical Roll table)</text:p>
          <text:p text:style-name="P2"/>
        </text:list-item>
        <text:list-item>
          <text:p text:style-name="P2"><text:span text:style-name="T2">Roll of Fate Table</text:span> (answers Yes/No questions)</text:p>
          <text:p text:style-name="P2"/>
        </text:list-item>
        <text:list-item>
          <text:p text:style-name="P2"><text:span text:style-name="T5">The Critical Event Table</text:span> (good, bad, or in-between type of event)</text:p>
          <text:p text:style-name="P2"/>
        </text:list-item>
        <text:list-item>
          <text:p text:style-name="P2"><text:span text:style-name="T5">The Thing Table</text:span> (what thing has been affected)</text:p>
          <text:p text:style-name="P2"/>
        </text:list-item>
        <text:list-item>
          <text:p text:style-name="P2"><text:span text:style-name="T5">The How Table</text:span><text:span text:style-name="T6"> (how has the thing been affected)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6">Scenes and Threads</text:p>
      <text:p text:style-name="P1"/>
      <text:p text:style-name="P1"/>
      <text:p text:style-name="P1">Before we talk about the main system, we need to know about two fundamental parts of an adventure/story: The Scenes and the Threads</text:p>
      <text:p text:style-name="P1"/>
      <text:p text:style-name="P3">The Scenes</text:p>
      <text:p text:style-name="P1"/>
      <text:p text:style-name="P1">This is anywhere your party is, just like the scene on a stage in a theatre. This changes from one scene to the next. As each scene is finished, the stage is changed to the next scene</text:p>
      <text:p text:style-name="P1"/>
      <text:p text:style-name="P1">Breakfasting at an Inn, questioning people at a Market, Travelling on a road, finding treasure in a cave, etc.</text:p>
      <text:p text:style-name="P1"/>
      <text:p text:style-name="P1">As long as there is something for the party to do, a good reason for there to be a scene, then make it a scene.</text:p>
      <text:p text:style-name="P1"/>
      <text:p text:style-name="P1"/>
      <text:p text:style-name="P3">Threads</text:p>
      <text:p text:style-name="P1"/>
      <text:p text:style-name="P1">These are objectives that can last just one scene, or exist through many scenes. There can be more than one thread in existence at any one time. It's a good idea to keep a running record of these.</text:p>
      <text:p text:style-name="P1"/>
      <text:p text:style-name="P1">Save the princess from the evil dragon</text:p>
      <text:p text:style-name="P1"/>
      <text:p text:style-name="P1">Get a party together to assist you</text:p>
      <text:p text:style-name="P1"/>
      <text:p text:style-name="P1">Recover a lost family heirloom for one of the party members</text:p>
      <text:p text:style-name="P1"/>
      <text:p text:style-name="P1">Locate someone to repair your magical talisman </text:p>
      <text:p text:style-name="P1"/>
      <text:p text:style-name="P1"/>
      <text:p text:style-name="P1">At the start of the game, come up with the main theme for the adventure. You can use the tables for that, if you wish.</text:p>
      <text:p text:style-name="P1"/>
      <text:p text:style-name="P1"/>
      <text:p text:style-name="P1">One last thing before we get into the system: </text:p>
      <text:p text:style-name="P1"/>
      <text:p text:style-name="P3">Characters</text:p>
      <text:p text:style-name="P1"/>
      <text:p text:style-name="P1">It's a good idea to keep a record of the characters (NPCs) that you come across, so that you can make use of them further on in the adventure.</text:p>
      <text:p text:style-name="P1"/>
      <text:p text:style-name="P1"/>
      <text:p text:style-name="P1"/>
      <text:p text:style-name="P1"><text:soft-page-break/></text:p>
      <text:p text:style-name="P6">The System</text:p>
      <text:p text:style-name="P1"/>
      <text:p text:style-name="P3">1) ChaosAndOrder Factor (starts at 0)</text:p>
      <text:p text:style-name="P1"/>
      <text:p text:style-name="P1">This is added to the roll made by the player on the Roll of Fate Table and The <text:span text:style-name="T1">Critical Event Table. </text:span></text:p>
      <text:p text:style-name="P1"><text:span text:style-name="T1"/></text:p>
      <text:p text:style-name="P1"><text:span text:style-name="T1">The ChaosAndOrder Factor starts at 0 at the beginning of the game.</text:span> The world is in equilibrium for the party.</text:p>
      <text:p text:style-name="P1"/>
      <text:p text:style-name="P1"><text:s text:c="3"/><text:span text:style-name="T5"><text:s text:c="2"/>Total Chaos <text:s text:c="18"/>Equilibrium <text:s text:c="28"/>Total Order</text:span></text:p>
      <text:p text:style-name="P1"><text:s text:c="11"/>-100 <text:s text:c="31"/>0 <text:s text:c="42"/>100 </text:p>
      <text:p text:style-name="P1"/>
      <text:p text:style-name="P1">Change the ChaosAndOrder Factor on completion of a scene.</text:p>
      <text:p text:style-name="P1"/>
      <text:p text:style-name="P1">You decrement by 10 when the scene does not go well for the party (chaos being brought into the world).</text:p>
      <text:p text:style-name="P1"/>
      <text:p text:style-name="P1">You increment by 10 when the scene ends well party or at least nothing bad has happened (order being brought into the world).</text:p>
      <text:p text:style-name="P1"/>
      <text:p text:style-name="P3">The values never go beyond -100 or 100.</text:p>
      <text:p text:style-name="P1"/>
      <text:p text:style-name="P1">The party (all party members) can improve the Chaos and Order by meditating for a day (24 hours). Each day = ChaosAndOrder + 10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2) Roll of Fate Table (d100)</text:p>
      <text:p text:style-name="P1"><text:a xlink:type="simple" xlink:href="https://en.wikipedia.org/wiki/Words_of_estimative_probability" text:style-name="Internet_20_link" text:visited-style-name="Visited_20_Internet_20_Link">https://en.wikipedia.org/wiki/Words_of_estimative_probability</text:a> </text:p>
      <text:p text:style-name="P1">d100 + ChaosAndOrder Factor</text:p>
      <text:p text:style-name="P1"/>
      <text:p text:style-name="P1">Roll of Fate Table (Estimative Probability Table) 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% Chance that it will happen</text:p>
          </table:table-cell>
          <table:table-cell table:style-name="Table1.A1" office:value-type="string">
            <text:p text:style-name="P12">Critical YES</text:p>
            <text:p text:style-name="P12">(10% or lower of the probablility of a YES outcome)</text:p>
          </table:table-cell>
          <table:table-cell table:style-name="Table1.D1" office:value-type="string">
            <text:p text:style-name="P12">Critical NO</text:p>
            <text:p text:style-name="P12">(90% or higher of the probability of a NO outcome)</text:p>
          </table:table-cell>
        </table:table-row>
        <table:table-row>
          <table:table-cell table:style-name="Table1.A2" office:value-type="string">
            <text:p text:style-name="P1">Certain</text:p>
          </table:table-cell>
          <table:table-cell table:style-name="Table1.B2" office:value-type="float" office:value="100">
            <text:p text:style-name="P13">100</text:p>
          </table:table-cell>
          <table:table-cell table:style-name="Table1.A2" office:value-type="string">
            <text:p text:style-name="P12">10% or lower</text:p>
          </table:table-cell>
          <table:table-cell table:style-name="Table1.D2" office:value-type="string">
            <text:p text:style-name="P12">N/A</text:p>
          </table:table-cell>
        </table:table-row>
        <table:table-row>
          <table:table-cell table:style-name="Table1.A2" office:value-type="string">
            <text:p text:style-name="P1">Almost certain</text:p>
          </table:table-cell>
          <table:table-cell table:style-name="Table1.B2" office:value-type="float" office:value="93">
            <text:p text:style-name="P13">93</text:p>
          </table:table-cell>
          <table:table-cell table:style-name="Table1.A2" office:value-type="string">
            <text:p text:style-name="P12">10% or lower</text:p>
          </table:table-cell>
          <table:table-cell table:style-name="Table1.D2" office:value-type="string">
            <text:p text:style-name="P12">100% or higher</text:p>
          </table:table-cell>
        </table:table-row>
        <table:table-row>
          <table:table-cell table:style-name="Table1.A2" office:value-type="string">
            <text:p text:style-name="P12">Probable</text:p>
          </table:table-cell>
          <table:table-cell table:style-name="Table1.B2" office:value-type="float" office:value="70">
            <text:p text:style-name="P13">70</text:p>
          </table:table-cell>
          <table:table-cell table:style-name="Table1.A2" office:value-type="string">
            <text:p text:style-name="P12">7% or lower</text:p>
          </table:table-cell>
          <table:table-cell table:style-name="Table1.D2" office:value-type="string">
            <text:p text:style-name="P12">98% or higher</text:p>
          </table:table-cell>
        </table:table-row>
        <table:table-row>
          <table:table-cell table:style-name="Table1.A2" office:value-type="string">
            <text:p text:style-name="P12">Even chance</text:p>
          </table:table-cell>
          <table:table-cell table:style-name="Table1.B2" office:value-type="float" office:value="50">
            <text:p text:style-name="P13">50</text:p>
          </table:table-cell>
          <table:table-cell table:style-name="Table1.A2" office:value-type="string">
            <text:p text:style-name="P12">5% or lower</text:p>
          </table:table-cell>
          <table:table-cell table:style-name="Table1.D2" office:value-type="string">
            <text:p text:style-name="P12">96% or higher</text:p>
          </table:table-cell>
        </table:table-row>
        <table:table-row>
          <table:table-cell table:style-name="Table1.A2" office:value-type="string">
            <text:p text:style-name="P12">Probably not</text:p>
          </table:table-cell>
          <table:table-cell table:style-name="Table1.B2" office:value-type="float" office:value="30">
            <text:p text:style-name="P13">30</text:p>
          </table:table-cell>
          <table:table-cell table:style-name="Table1.A2" office:value-type="string">
            <text:p text:style-name="P12">3% or lower</text:p>
          </table:table-cell>
          <table:table-cell table:style-name="Table1.D2" office:value-type="string">
            <text:p text:style-name="P12">94% or higher</text:p>
          </table:table-cell>
        </table:table-row>
        <table:table-row>
          <table:table-cell table:style-name="Table1.A2" office:value-type="string">
            <text:p text:style-name="P12">Almost certainly not</text:p>
          </table:table-cell>
          <table:table-cell table:style-name="Table1.B2" office:value-type="float" office:value="7">
            <text:p text:style-name="P13">7</text:p>
          </table:table-cell>
          <table:table-cell table:style-name="Table1.A2" office:value-type="string">
            <text:p text:style-name="P12">1% or lower</text:p>
          </table:table-cell>
          <table:table-cell table:style-name="Table1.D2" office:value-type="string">
            <text:p text:style-name="P12">91% or higher</text:p>
          </table:table-cell>
        </table:table-row>
        <table:table-row>
          <table:table-cell table:style-name="Table1.A2" office:value-type="string">
            <text:p text:style-name="P12">Impossible</text:p>
          </table:table-cell>
          <table:table-cell table:style-name="Table1.B2" office:value-type="float" office:value="0">
            <text:p text:style-name="P13">0</text:p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1">Critical: 10% (rounded up)</text:p>
      <text:p text:style-name="P1">Critical YES: 10% of <text:s/>the probability for a Yes outcome</text:p>
      <text:p text:style-name="P1">Critical NO = (100% - Critical YES probability) - (100% - Critical YES probability) * 10% </text:p>
      <text:p text:style-name="P1"/>
      <text:p text:style-name="P1">When a Critical occurs, if you wish, find out if this results in an event by rolling on The Critical Event Table.</text:p>
      <text:p text:style-name="P1"/>
      <text:p text:style-name="P1"/>
      <text:p text:style-name="P1"/>
      <text:p text:style-name="P3">Example:</text:p>
      <text:p text:style-name="P1"/>
      <text:p text:style-name="P1">Formula: <text:span text:style-name="T1">d100 + ChaosAndOrder Factor</text:span></text:p>
      <text:p text:style-name="P1"/>
      <text:p text:style-name="P1"><text:span text:style-name="T1">Current ChaosAndOrder Factor = -20</text:span></text:p>
      <text:p text:style-name="P1"/>
      <text:p text:style-name="P1">The player decides that the chance that the Queen will abdicate and run away with his character is “Almost certainly not”, therefore a 7 or less would have to be rolled, including adding the ChaosAndOrder Factor</text:p>
      <text:p text:style-name="P1"/>
      <text:p text:style-name="P1">The player rolls 23</text:p>
      <text:p text:style-name="P1"/>
      <text:p text:style-name="P1">Result = 23 + -20 = 23 - 20 = 3</text:p>
      <text:p text:style-name="P1"/>
      <text:p text:style-name="P1">Therefore the queen does run away with the character!</text:p>
      <text:p text:style-name="P1"/>
      <text:p text:style-name="P1"/>
      <text:p text:style-name="P1"><text:soft-page-break/></text:p>
      <text:p text:style-name="P3">Example Critical YES:</text:p>
      <text:p text:style-name="P1"/>
      <text:p text:style-name="P1">Formula: <text:span text:style-name="T1">d100 + ChaosAndOrder Factor</text:span></text:p>
      <text:p text:style-name="P1"/>
      <text:p text:style-name="P1"><text:span text:style-name="T1">Current ChaosAndOrder Factor = 0</text:span></text:p>
      <text:p text:style-name="P1"/>
      <text:p text:style-name="P1">The player decides that it is almost certain (93%) that the band of trolls up ahead are mercenaries in the employ of a local necromancer. Therefore a roll of 93 or lower is required.</text:p>
      <text:p text:style-name="P1"/>
      <text:p text:style-name="P1">The player rolls 9</text:p>
      <text:p text:style-name="P1"/>
      <text:p text:style-name="P1">Result = 9 + 0 = 9</text:p>
      <text:p text:style-name="P1"/>
      <text:p text:style-name="P1">Therefore, the band of trolls do work for the necromancer!</text:p>
      <text:p text:style-name="P1"/>
      <text:p text:style-name="P1">But, is this a Critical YES?</text:p>
      <text:p text:style-name="P1"/>
      <text:p text:style-name="P1">10 or lower is a Critical YES for “Almost certain”, therefore is it a Critical YES!</text:p>
      <text:p text:style-name="P1"/>
      <text:p text:style-name="P1">Now go to the Critical Event Table if you wish. Try to go with what your imagination conjures up, but if that fails then make use of the tables.</text:p>
      <text:p text:style-name="P1"/>
      <text:p text:style-name="P1"/>
      <text:p text:style-name="P1"/>
      <text:p text:style-name="P3">Example Critical NO:</text:p>
      <text:p text:style-name="P1"/>
      <text:p text:style-name="P1">Formula: <text:span text:style-name="T1">d100 + ChaosAndOrder Factor</text:span></text:p>
      <text:p text:style-name="P1"/>
      <text:p text:style-name="P1"><text:span text:style-name="T1">Current ChaosAndOrder Factor = 40</text:span></text:p>
      <text:p text:style-name="P1"/>
      <text:p text:style-name="P1">The player decides there is an Even Chance that the party should camp in the Twilight Woods of Doom for the night. Therefore, a roll of 50 or lower is needed.</text:p>
      <text:p text:style-name="P1"/>
      <text:p text:style-name="P1">The player rolls 78</text:p>
      <text:p text:style-name="P1"/>
      <text:p text:style-name="P1">Result = 78 + 40 = 118</text:p>
      <text:p text:style-name="P1"/>
      <text:p text:style-name="P1">96 or higher is a Critical NO for Even Chance on the Roll of Fate Table. Therefore, this is a Critical NO. Luckily for the party, they did not camp in the Twilight Woods of Doom!</text:p>
      <text:p text:style-name="P1"/>
      <text:p text:style-name="P1">Go to the Critical Event Table, if you want to. Try and use whatever your imagination comes up with, but if not, then use a table.</text:p>
      <text:p text:style-name="P1"/>
      <text:p text:style-name="P1"/>
      <text:p text:style-name="P1"/>
      <text:p text:style-name="P1"><text:soft-page-break/></text:p>
      <text:p text:style-name="P3">The Critical Event Table (d12)</text:p>
      <text:p text:style-name="P1">d12 + (ChaosAndOrder Factor / <text:s/>10)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Something <text:s/>Bad</text:p>
          </table:table-cell>
          <table:table-cell table:style-name="Table2.A1" office:value-type="string">
            <text:p text:style-name="P8">Something In-between</text:p>
          </table:table-cell>
          <table:table-cell table:style-name="Table2.C1" office:value-type="string">
            <text:p text:style-name="P8">Something Good</text:p>
          </table:table-cell>
        </table:table-row>
        <table:table-row>
          <table:table-cell table:style-name="Table2.A2" office:value-type="float" office:value="43922">
            <text:p text:style-name="P8">Roll &lt;= 4</text:p>
          </table:table-cell>
          <table:table-cell table:style-name="Table2.A2" office:value-type="float" office:value="0">
            <text:p text:style-name="P8">Roll 5 to 8</text:p>
          </table:table-cell>
          <table:table-cell table:style-name="Table2.C2" office:value-type="float" office:value="0">
            <text:p text:style-name="P8">Roll &gt;= 9</text:p>
          </table:table-cell>
        </table:table-row>
      </table:table>
      <text:p text:style-name="P1"/>
      <text:p text:style-name="P1"/>
      <text:p text:style-name="P3">Example 1:</text:p>
      <text:p text:style-name="P1"/>
      <text:p text:style-name="P1">Formula: <text:span text:style-name="T1">d12 + (ChaosAndOrder Factor / <text:s/>10)</text:span></text:p>
      <text:p text:style-name="P1"/>
      <text:p text:style-name="P1">Current ChaosAndOrder Factor = -20</text:p>
      <text:p text:style-name="P1"/>
      <text:p text:style-name="P1">The player rolls 4</text:p>
      <text:p text:style-name="P1"/>
      <text:p text:style-name="P1">Result = 4 + -20 / 10 = 4 + -2 = 4 – 2 = 2</text:p>
      <text:p text:style-name="P1"/>
      <text:p text:style-name="P1">Therefore Something Bad has happened!</text:p>
      <text:p text:style-name="P1"/>
      <text:p text:style-name="P1"/>
      <text:p text:style-name="P3">Example 2:</text:p>
      <text:p text:style-name="P1"/>
      <text:p text:style-name="P1">Formula: <text:span text:style-name="T1">d12 + (ChaosAndOrder Factor / <text:s/>10)</text:span></text:p>
      <text:p text:style-name="P1"><text:span text:style-name="T4"/></text:p>
      <text:p text:style-name="P1"><text:span text:style-name="T1">Current ChaosAndOrder Factor = 70</text:span></text:p>
      <text:p text:style-name="P1"/>
      <text:p text:style-name="P1">The player rolls 2</text:p>
      <text:p text:style-name="P1"/>
      <text:p text:style-name="P1">Result = 2 + 70 / 10 = 2 + 7 = 9</text:p>
      <text:p text:style-name="P1"/>
      <text:p text:style-name="P1">Therefore Something Good has happened</text:p>
      <text:p text:style-name="P1"/>
      <text:p text:style-name="P1"/>
      <text:p text:style-name="P1"/>
      <text:p text:style-name="P1">If this does not give you all the information you require to get your imagination going, then use The Thing Table to find out what has been affected (see below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5">The Thing Table (d100)</text:span> (something is happening to, with, for or whatever this thing)</text:p>
      <text:p text:style-name="P1">d100</text:p>
      <text:p text:style-name="P1"/>
      <table:table table:name="ThingTable" table:style-name="ThingTable">
        <table:table-column table:style-name="ThingTable.A"/>
        <table:table-column table:style-name="ThingTable.B"/>
        <table:table-row>
          <table:table-cell table:style-name="ThingTable.A1" office:value-type="string">
            <text:p text:style-name="P14">The Thing</text:p>
          </table:table-cell>
          <table:table-cell table:style-name="ThingTable.B1" office:value-type="string">
            <text:p text:style-name="P14">% Chance</text:p>
          </table:table-cell>
        </table:table-row>
        <table:table-row>
          <table:table-cell table:style-name="ThingTable.A2" office:value-type="string">
            <text:p text:style-name="P1">Creature </text:p>
          </table:table-cell>
          <table:table-cell table:style-name="ThingTable.B2" office:value-type="float" office:value="20">
            <text:p text:style-name="P15">20</text:p>
          </table:table-cell>
        </table:table-row>
        <table:table-row>
          <table:table-cell table:style-name="ThingTable.A2" office:value-type="string">
            <text:p text:style-name="P1">NPC</text:p>
          </table:table-cell>
          <table:table-cell table:style-name="ThingTable.B2" office:value-type="float" office:value="40">
            <text:p text:style-name="P15">40</text:p>
          </table:table-cell>
        </table:table-row>
        <table:table-row>
          <table:table-cell table:style-name="ThingTable.A2" office:value-type="string">
            <text:p text:style-name="P1">Object</text:p>
          </table:table-cell>
          <table:table-cell table:style-name="ThingTable.B2" office:value-type="float" office:value="60">
            <text:p text:style-name="P15">60</text:p>
          </table:table-cell>
        </table:table-row>
        <table:table-row>
          <table:table-cell table:style-name="ThingTable.A2" office:value-type="string">
            <text:p text:style-name="P1">PC</text:p>
          </table:table-cell>
          <table:table-cell table:style-name="ThingTable.B2" office:value-type="float" office:value="80">
            <text:p text:style-name="P15">80</text:p>
          </table:table-cell>
        </table:table-row>
        <table:table-row>
          <table:table-cell table:style-name="ThingTable.A2" office:value-type="string">
            <text:p text:style-name="P12">Place</text:p>
          </table:table-cell>
          <table:table-cell table:style-name="ThingTable.B2" office:value-type="float" office:value="100">
            <text:p text:style-name="P15">100</text:p>
          </table:table-cell>
        </table:table-row>
        <table:table-row>
          <table:table-cell table:style-name="ThingTable.A2" office:value-type="string">
            <text:p text:style-name="P12"/>
          </table:table-cell>
          <table:table-cell table:style-name="ThingTable.B7" office:value-type="string">
            <text:p text:style-name="P15"/>
          </table:table-cell>
        </table:table-row>
      </table:table>
      <text:p text:style-name="P1"/>
      <text:p text:style-name="P1">This is a straight d100 to find out what has been affected.</text:p>
      <text:p text:style-name="P1"/>
      <text:p text:style-name="P1"/>
      <text:p text:style-name="P1"/>
      <text:p text:style-name="P1">And if more information is required, then finally check how this thing was affected, by using The How Table.</text:p>
      <text:p text:style-name="P1"/>
      <text:p text:style-name="P3">The How Table (d12)</text:p>
      <text:p text:style-name="P1">d12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Change</text:p>
          </table:table-cell>
          <table:table-cell table:style-name="Table3.A1" office:value-type="string">
            <text:p text:style-name="P1">something has changed</text:p>
          </table:table-cell>
          <table:table-cell table:style-name="Table3.C1" office:value-type="string">
            <text:p text:style-name="P1">1 to 4</text:p>
          </table:table-cell>
        </table:table-row>
        <table:table-row>
          <table:table-cell table:style-name="Table3.A2" office:value-type="string">
            <text:p text:style-name="P1">End</text:p>
          </table:table-cell>
          <table:table-cell table:style-name="Table3.A2" office:value-type="string">
            <text:p text:style-name="P1">something has come to an end</text:p>
          </table:table-cell>
          <table:table-cell table:style-name="Table3.C2" office:value-type="string">
            <text:p text:style-name="P1">5 to 8</text:p>
          </table:table-cell>
        </table:table-row>
        <table:table-row>
          <table:table-cell table:style-name="Table3.A2" office:value-type="string">
            <text:p text:style-name="P1">New</text:p>
          </table:table-cell>
          <table:table-cell table:style-name="Table3.A2" office:value-type="string">
            <text:p text:style-name="P1">something new has happened</text:p>
          </table:table-cell>
          <table:table-cell table:style-name="Table3.C2" office:value-type="string">
            <text:p text:style-name="P1">9 to 12</text:p>
          </table:table-cell>
        </table:table-row>
      </table:table>
      <text:p text:style-name="P1"/>
      <text:p text:style-name="P1">These are all prompters to get your imagination to conjure up what is going on in the world. Let your imagination go wild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Verdana1" svg:font-family="Verdana, Genev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5M29S</meta:editing-duration>
    <meta:editing-cycles>67</meta:editing-cycles>
    <meta:generator>OpenOffice/4.1.6$Win32 OpenOffice.org_project/416m1$Build-9790</meta:generator>
    <dc:date>2020-07-09T16:39:34.93</dc:date>
    <dc:creator>Chucky </dc:creator>
    <meta:document-statistic meta:table-count="4" meta:image-count="0" meta:object-count="0" meta:page-count="7" meta:paragraph-count="153" meta:word-count="1266" meta:character-count="6763"/>
    <meta:user-defined meta:name="Info 1"/>
    <meta:user-defined meta:name="Info 2"/>
    <meta:user-defined meta:name="Info 3"/>
    <meta:user-defined meta:name="Info 4"/>
  </office:meta>
</office:document-meta>
</file>